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12.85cm" style:rel-column-width="32767*"/>
    </style:style>
    <style:style style:name="Tableau1.B" style:family="table-column">
      <style:table-column-properties style:column-width="12.8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2" style:family="table-row">
      <style:table-row-properties style:min-row-height="11.247cm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2.654cm" table:align="margins"/>
    </style:style>
    <style:style style:name="Tableau2.A" style:family="table-column">
      <style:table-column-properties style:column-width="6.327cm" style:rel-column-width="32767*"/>
    </style:style>
    <style:style style:name="Tableau2.B" style:family="table-column">
      <style:table-column-properties style:column-width="6.327cm" style:rel-column-width="32768*"/>
    </style:style>
    <style:style style:name="Tableau2.1" style:family="table-row">
      <style:table-row-properties style:min-row-height="1.969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line-height="115%"/>
      <style:text-properties fo:language="fr" fo:country="FR"/>
    </style:style>
    <style:style style:name="P2" style:family="paragraph" style:parent-style-name="Table_20_Contents">
      <style:paragraph-properties fo:line-height="115%" fo:text-align="center" style:justify-single-word="false"/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T1" style:family="text">
      <style:text-properties fo:background-color="#b2b2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Offre de formation</text:p>
          </table:table-cell>
          <table:table-cell table:style-name="Tableau1.B1" office:value-type="string">
            <text:p text:style-name="P2">Réception de formation</text:p>
          </table:table-cell>
        </table:table-row>
        <table:table-row table:style-name="Tableau1.2">
          <table:table-cell table:style-name="Tableau1.A2" office:value-type="string">
            <text:p text:style-name="P1">1. Se connecter </text:p>
            <text:p text:style-name="P1">2. Sélection de la rubrique de formation</text:p>
            <text:p text:style-name="P1">3. Ajouter une formation :</text:p>
            <text:p text:style-name="P1">Choisir: Obligatoire ou non, fermée ou ouverte </text:p>
            <table:table table:name="Tableau2" table:style-name="Tableau2">
              <table:table-column table:style-name="Tableau2.A"/>
              <table:table-column table:style-name="Tableau2.B"/>
              <table:table-row table:style-name="Tableau2.1">
                <table:table-cell table:style-name="Tableau2.A1" office:value-type="string">
                  <text:p text:style-name="P1">Formation ouverte</text:p>
                  <text:p text:style-name="P1"/>
                  <text:p text:style-name="P1">Diffusion</text:p>
                </table:table-cell>
                <table:table-cell table:style-name="Tableau2.B1" office:value-type="string">
                  <text:p text:style-name="P1">Formation fermée</text:p>
                  <text:p text:style-name="P1"/>
                  <text:p text:style-name="P1">Sélection des personne concernées </text:p>
                </table:table-cell>
              </table:table-row>
            </table:table>
            <text:p text:style-name="P1"/>
            <text:p text:style-name="P1">4. Remplir le formulaire ( formation ) et envoyer.</text:p>
            <text:p text:style-name="P1"/>
            <text:p text:style-name="P1">5. Insertion des employés envisagé dans le block de cette formation.</text:p>
            <text:p text:style-name="P1"/>
            <text:p text:style-name="P1">6.<text:tab/>- Email diffusé ou envoyé aux <text:s/>employés concernées.</text:p>
            <text:p text:style-name="P1"><text:s text:c="4"/><text:tab/>- Notifications.</text:p>
            <text:p text:style-name="P1"><text:tab/>- Email de confirmation pour celui qui offre de formation.</text:p>
            <text:p text:style-name="P1"/>
            <text:p text:style-name="P1">9. Redirection vers la liste des formations </text:p>
          </table:table-cell>
          <table:table-cell table:style-name="Tableau1.B2" office:value-type="string">
            <text:p text:style-name="P1">1. Recevoir email </text:p>
            <text:p text:style-name="P1">2. Se connecter</text:p>
            <text:p text:style-name="P1">3. Consultation des notifications</text:p>
            <text:p text:style-name="P1">4. Confirmation de présence </text:p>
            <text:p text:style-name="P1"><text:tab/>- « Oui » si formation obligatoire</text:p>
            <text:p text:style-name="P1"><text:tab/>- « Oui » ou « Non » sinon </text:p>
            <text:p text:style-name="P1"/>
            <text:p text:style-name="P1">6. <text:tab/>- <text:span text:style-name="T1">Email de confirmation de présence (ou absence) vers formateur ?</text:span></text:p>
            <text:p text:style-name="P1"><text:tab/>- Notification de confirmation.</text:p>
            <text:p text:style-name="P1"/>
            <text:p text:style-name="P1">7. l’employé sera montré comme étant présent ou absent dans le block de formation </text:p>
            <text:p text:style-name="P1"/>
            <text:p text:style-name="P1"/>
            <text:p text:style-name="P1"/>
            <text:p text:style-name="P1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ne jabri</meta:initial-creator>
    <meta:creation-date>2018-03-29T15:00:45</meta:creation-date>
    <dc:date>2018-04-12T21:01:53</dc:date>
    <dc:creator>amine jabri</dc:creator>
    <meta:editing-duration>P11DT19H20M34S</meta:editing-duration>
    <meta:editing-cycles>2</meta:editing-cycles>
    <meta:generator>OpenOffice/4.1.2$Unix OpenOffice.org_project/412m3$Build-9782</meta:generator>
    <meta:document-statistic meta:table-count="2" meta:image-count="0" meta:object-count="0" meta:page-count="1" meta:paragraph-count="25" meta:word-count="145" meta:character-count="881"/>
  </office:meta>
</office:document-meta>
</file>